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319208" draw:stroke="none" fo:margin="1.000000000000000pt" style:wrap="biggest" style:wrap-dynamic-threshold="0.000000000000000pt" svg:fill-rule="evenodd"/>
    </style:style>
    <style:style style:name="gr3" style:family="graphic">
      <style:graphic-properties draw:fill="solid" draw:fill-color="#de2010" draw:stroke="none" fo:margin="1.000000000000000pt" style:wrap="biggest" style:wrap-dynamic-threshold="0.000000000000000pt" svg:fill-rule="evenodd"/>
    </style:style>
    <style:style style:name="gr4" style:family="graphic">
      <style:graphic-properties draw:fill="solid" draw:fill-color="#ffd200" draw:stroke="none" fo:margin="1.000000000000000pt" style:wrap="biggest" style:wrap-dynamic-threshold="0.000000000000000pt" svg:fill-rule="evenodd"/>
    </style:style>
    <style:style style:name="gr5" style:family="graphic">
      <style:graphic-properties draw:fill="solid" draw:fill-color="#000000" draw:stroke="none" fo:margin="1.000000000000000pt" style:wrap="biggest" style:wrap-dynamic-threshold="0.000000000000000pt" svg:fill-rule="evenodd"/>
    </style:style>
    <style:style style:name="gr6" style:family="graphic">
      <style:graphic-properties draw:fill="solid" draw:fill-color="#ffffff" draw:stroke="none" fo:margin="1.000000000000000pt" style:wrap="biggest" style:wrap-dynamic-threshold="0.000000000000000pt" svg:fill-rule="evenodd"/>
    </style:style>
    <style:style style:name="gr7" style:family="graphic">
      <style:graphic-properties draw:fill="solid" draw:fill-color="#d62419" draw:stroke="none" fo:margin="1.000000000000000pt" style:wrap="biggest" style:wrap-dynamic-threshold="0.000000000000000pt" svg:fill-rule="evenodd"/>
    </style:style>
    <style:style style:name="gr8" style:family="graphic">
      <style:graphic-properties draw:fill="solid" draw:fill-color="#f7df00" draw:stroke="solid" draw:stroke-linejoin="miter" fo:margin="1.000000000000000pt" style:wrap="biggest" style:wrap-dynamic-threshold="0.000000000000000pt" svg:fill-rule="evenodd" svg:stroke-color="#000000" svg:stroke-opacity="1" svg:stroke-width="1.000000000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08" draw:layer="" svg:width="199.99988000000pt" svg:height="14.28570560000pt" svg:x="0.00000000000pt" svg:y="85.71429600000pt"/>
          <draw:rect draw:style-name="gr3" draw:id="shape3" draw:name="rect612" draw:layer="" svg:width="199.99988000000pt" svg:height="14.28570560000pt" svg:x="0.00000000000pt" svg:y="57.14285920000pt"/>
          <draw:rect draw:style-name="gr4" draw:id="shape4" draw:name="rect611" draw:layer="" svg:width="199.99988000000pt" svg:height="14.28570560000pt" svg:x="0.00000000000pt" svg:y="71.42860080000pt"/>
          <draw:rect draw:style-name="gr3" draw:id="shape5" draw:name="rect614" draw:layer="" svg:width="199.99988000000pt" svg:height="14.28570560000pt" svg:x="0.00000000000pt" svg:y="28.57147520000pt"/>
          <draw:rect draw:style-name="gr4" draw:id="shape6" draw:name="rect615" draw:layer="" svg:width="199.99988000000pt" svg:height="14.28570560000pt" svg:x="0.00000000000pt" svg:y="14.28573280000pt"/>
          <draw:rect draw:style-name="gr2" draw:id="shape7" draw:name="rect616" draw:layer="" svg:width="199.99988000000pt" svg:height="14.28570560000pt" svg:x="0.00000000000pt" svg:y="0.00006386719pt"/>
          <draw:path draw:style-name="gr5" draw:id="shape8" draw:name="path623" draw:layer="" svg:width="67.28592568118pt" svg:height="100.00000000000pt" svg:x="5.64284832000pt" svg:y="0.00000000000pt" svg:viewBox="0 0 67 100" svg:d="M0 0L0 100L67.2859 49.9999Z" koffice:nodeTypes="cccc"/>
          <draw:rect draw:style-name="gr5" draw:id="shape9" draw:name="rect621" draw:layer="" svg:width="5.71428224000pt" svg:height="99.99993600000pt" svg:x="0.00000000000pt" svg:y="0.00001503906pt"/>
          <draw:path draw:style-name="gr5" draw:id="shape10" draw:name="path620" draw:layer="" svg:width="72.71431206060pt" svg:height="99.99996000000pt" svg:x="0.00000000000pt" svg:y="0.00004000000pt" svg:viewBox="0 0 73 100" svg:d="M0 0L0 100L72.7143 49.9999Z" koffice:nodeTypes="cccc"/>
          <draw:rect draw:style-name="gr5" draw:id="shape11" draw:name="rect613" draw:layer="" svg:width="199.99988000000pt" svg:height="14.28570560000pt" svg:x="0.00000000000pt" svg:y="42.85716880000pt"/>
          <draw:path draw:style-name="gr6" draw:id="shape12" draw:name="path617" draw:layer="" svg:width="67.28594604448pt" svg:height="99.99997600000pt" svg:x="0.00000000000pt" svg:y="0.00002400000pt" svg:viewBox="0 0 67 100" svg:d="M0 0L0 100L67.2859 49.9999Z" koffice:nodeTypes="cccc"/>
          <draw:g draw:style-name="gr1" draw:id="shape13" draw:name="g584" svg:y="22.39236660526pt">
            <draw:path draw:style-name="gr7" draw:id="shape14" draw:name="polygon583" draw:layer="" svg:width="188.26086805672pt" svg:height="183.76442863073pt" draw:transform="matrix(0.25755911534 0.01846509806 -0.01846510058 0.25755911534 2.69424553499pt 20.74054358958pt)" svg:viewBox="0 0 188 184" svg:d="M89.4565 0L114.871 66.8493L188.261 62.2076L132.794 107.133L159.869 175.78L100.174 136.696L43.5173 183.764L62.0914 114.684L0 75.126L71.1743 71.5154Z" koffice:nodeTypes="ccccccccccc"/>
            <draw:path draw:style-name="gr8" draw:id="shape15" draw:name="path564" draw:layer="" svg:width="129.14461316800pt" svg:height="149.36279897218pt" draw:transform="matrix(0.25198397000 0.00000000000 0.00000000000 0.25198397000 9.77566568178pt 27.26667517064pt)" svg:viewBox="0 0 129 149" svg:d="M0 20.5917C1.28057 18.283 1.53652 17.0002 8.19849 14.1782C16.9097 -11.2165 39.2008 -1.21229 51.4993 33.9305C62.7725 38.8041 130.158 89.081 129.133 91.903C128.621 94.4679 120.165 92.4163 120.165 92.4163C120.165 92.4163 106.842 149.363 106.586 149.363C81.7322 146.029 43.0441 145.515 16.6537 146.029C16.9097 141.667 9.47986 113.194 9.47986 113.194C9.47986 113.194 3.07384 111.142 13.8351 89.3381C25.3649 61.8909 27.6709 17.2564 0 20.5917Z" koffice:nodeTypes="cccccccccc"/>
            <draw:path draw:style-name="gr9" draw:id="shape16" draw:name="path565" draw:layer="" svg:width="5.33062998850pt" svg:height="5.34193085463pt" draw:transform="matrix(0.25198397000 0.00000000000 0.00000000000 0.25198397000 14.11554487466pt 29.16206815524pt)" svg:viewBox="0 0 5 5" svg:d="M5.33063 2.67097C5.33164 3.62487 4.82386 4.50675 3.99879 4.984C3.17373 5.46124 2.1569 5.46124 1.33184 4.984C0.506772 4.50675 -0.00101218 3.62487 1.5149e-06 2.67097C-0.00101218 1.71706 0.506772 0.83518 1.33184 0.357934C2.1569 -0.119311 3.17373 -0.119311 3.99879 0.357934C4.82386 0.83518 5.33164 1.71706 5.33063 2.67097Z" koffice:nodeTypes="ccccccc"/>
            <draw:path draw:style-name="gr9" draw:id="shape17" draw:name="path566" draw:layer="" svg:width="28.07627528828pt" svg:height="12.69435985305pt" draw:transform="matrix(0.25198397000 0.00000000000 0.00000000000 0.25198397000 15.41103518686pt 35.83481577263pt)" svg:viewBox="0 0 28 13" svg:d="M28.0763 0C28.0763 0 6.32322 12.9553 0 12.6904" koffice:nodeTypes="cc"/>
            <draw:path draw:style-name="gr9" draw:id="shape18" draw:name="path567" draw:layer="" svg:width="78.52647412963pt" svg:height="32.78556288000pt" draw:transform="matrix(0.25198397000 0.00000000000 0.00000000000 0.25198397000 20.30847910600pt 42.44183546603pt)" svg:viewBox="0 0 79 33" svg:d="M78.5265 32.7856C76.9887 31.4843 -3.23061 27.5812 0.100959 0" koffice:nodeTypes="cc"/>
            <draw:path draw:style-name="gr9" draw:id="shape19" draw:name="path568" draw:layer="" svg:width="16.39116196000pt" svg:height="9.39959151191pt" draw:transform="matrix(0.25198397000 0.00000000000 0.00000000000 0.25198397000 23.57289676874pt 48.66039667128pt)" svg:viewBox="0 0 16 9" svg:d="M0 8.40622C0 8.40622 8.84619 13.6607 16.3912 0" koffice:nodeTypes="cc"/>
            <draw:path draw:style-name="gr9" draw:id="shape20" draw:name="path569" draw:layer="" svg:width="15.33626372267pt" svg:height="7.95358218278pt" draw:transform="matrix(0.25198397000 0.00000000000 0.00000000000 0.25198397000 26.03427618770pt 48.98434726311pt)" svg:viewBox="0 0 15 8" svg:d="M0 6.66378C0 6.66378 6.23837 12.3026 15.3363 0" koffice:nodeTypes="cc"/>
            <draw:path draw:style-name="gr9" draw:id="shape21" draw:name="path570" draw:layer="" svg:width="6.38226514286pt" svg:height="2.33609182978pt" draw:transform="matrix(0.25198397000 0.00000000000 0.00000000000 0.25198397000 12.23704510074pt 55.20270688118pt)" svg:viewBox="0 0 6 2" svg:d="M0 2.26822C0 2.26822 5.39991 2.94876 6.38227 0" koffice:nodeTypes="cc"/>
            <draw:path draw:style-name="gr9" draw:id="shape22" draw:name="path571" draw:layer="" svg:width="83.60526483048pt" svg:height="36.01307054703pt" draw:transform="matrix(0.25198397000 0.00000000000 0.00000000000 0.25198397000 17.54866560116pt 55.00837684352pt)" svg:viewBox="0 0 84 36" svg:d="M5.6419 36.0131C5.6419 35.7597 0 0 0 0C27.8687 2.45144 56.763 2.62113 83.6053 7.3551" koffice:nodeTypes="ccc"/>
            <draw:path draw:style-name="gr9" draw:id="shape23" draw:name="path572" draw:layer="" svg:width="22.73402254545pt" svg:height="8.99360113778pt" draw:transform="matrix(0.25198397000 0.00000000000 0.00000000000 0.25198397000 18.26127626832pt 55.13799739769pt)" svg:viewBox="0 0 23 9" svg:d="M0 0L7.83879 8.9936L15.9402 1.28434L22.734 8.48018" koffice:nodeTypes="cccc"/>
            <draw:path draw:style-name="gr9" draw:id="shape24" draw:name="path573" draw:layer="" svg:width="13.76420132571pt" svg:height="6.88210066286pt" draw:transform="matrix(0.25198397000 0.00000000000 0.00000000000 0.25198397000 24.41492640290pt 55.85040647767pt)" svg:viewBox="0 0 14 7" svg:d="M0 5.86279L6.62668 0L13.7642 6.8821" koffice:nodeTypes="ccc"/>
            <draw:path draw:style-name="gr9" draw:id="shape25" draw:name="path574" draw:layer="" svg:width="13.22173755077pt" svg:height="6.38226514286pt" draw:transform="matrix(0.25198397000 0.00000000000 0.00000000000 0.25198397000 28.23661608550pt 55.91531754834pt)" svg:viewBox="0 0 13 6" svg:d="M0 6.3815L7.51851 0L13.2217 6.38227" koffice:nodeTypes="ccc"/>
            <draw:path draw:style-name="gr9" draw:id="shape26" draw:name="path575" draw:layer="" svg:width="12.20455507692pt" svg:height="5.33021450667pt" draw:transform="matrix(0.25198397000 0.00000000000 0.00000000000 0.25198397000 32.31754687645pt 56.49830766134pt)" svg:viewBox="0 0 12 5" svg:d="M0 4.36129L6.47628 0L12.2046 5.33021" koffice:nodeTypes="ccc"/>
            <draw:path draw:style-name="gr9" draw:id="shape27" draw:name="path576" draw:layer="" svg:width="4.77069120000pt" svg:height="4.28219596800pt" draw:transform="matrix(0.25198397000 0.00000000000 0.00000000000 0.25198397000 36.65751718855pt 56.69263769900pt)" svg:viewBox="0 0 5 4" svg:d="M0 4.2822L4.77069 0" koffice:nodeTypes="cc"/>
            <draw:path draw:style-name="gr9" draw:id="shape28" draw:name="path577" draw:layer="" svg:width="80.43618456494pt" svg:height="13.22173755077pt" draw:transform="matrix(0.25198397000 0.00000000000 0.00000000000 0.25198397000 17.93732567649pt 57.21071674132pt)" svg:viewBox="0 0 80 13" svg:d="M0 0L8.19772 9.59278L16.3946 2.07427L23.5671 9.85176L31.7649 2.59304L38.6815 10.8885L47.1351 3.62977C47.1351 3.62977 53.5391 11.6662 54.3076 11.6662C55.0761 11.6662 62.7612 4.92628 62.7612 4.92628L70.1904 13.2217L80.4362 4.92628" koffice:nodeTypes="ccccccccccc"/>
            <draw:path draw:style-name="gr9" draw:id="shape29" draw:name="path578" draw:layer="" svg:width="77.23698205922pt" svg:height="5.28721011200pt" draw:transform="matrix(0.25198397000 0.00000000000 0.00000000000 0.25198397000 18.26127626832pt 59.54267719329pt)" svg:viewBox="0 0 77 5" svg:d="M0 0C0 0 66.4244 2.64402 77.237 5.28721" koffice:nodeTypes="cc"/>
            <draw:path draw:style-name="gr9" draw:id="shape30" draw:name="path579" draw:layer="" svg:width="73.01120042959pt" svg:height="7.40077796571pt" draw:transform="matrix(0.25198397000 0.00000000000 0.00000000000 0.25198397000 21.04660627911pt 51.96400731157pt)" svg:viewBox="0 0 73 7" svg:d="M0 0C0 0 62.9848 3.43593 73.0112 7.40078" koffice:nodeTypes="cc"/>
            <draw:path draw:style-name="gr9" draw:id="shape31" draw:name="path580" draw:layer="" svg:width="46.62615713098pt" svg:height="42.16891018005pt" draw:transform="matrix(0.25198397000 0.00000000000 0.00000000000 0.25198397000 14.04389344542pt 45.35678603099pt)" svg:viewBox="0 0 47 42" svg:d="M14.8772 0C15.3895 3.86375 10.7808 17.2578 5.91624 21.8943C-0.741124 27.3035 0.0270027 38.6367 0.0270027 38.6367C0.79513 43.2732 10.7808 42.7577 12.0612 40.4403C13.0851 29.8791 24.3505 27.5609 24.3505 27.5609C24.3505 27.5609 39.9696 23.1825 46.6262 10.0457" koffice:nodeTypes="cccccc"/>
            <draw:path draw:style-name="gr9" draw:id="shape32" draw:name="path581" draw:layer="" svg:width="6.38167607490pt" svg:height="6.39438815752pt" draw:transform="matrix(0.25198397000 0.00000000000 0.00000000000 0.25198397000 24.09102779849pt 52.93474114354pt)" svg:viewBox="0 0 6 6" svg:d="M6.38167 3.19719C6.38282 4.33906 5.7749 5.39467 4.78718 5.96594C3.79946 6.5372 2.58222 6.5372 1.5945 5.96594C0.606777 5.39467 -0.00114222 4.33906 1.6113e-06 3.19719C-0.00114222 2.05533 0.606777 0.99971 1.5945 0.428448C2.58222 -0.142816 3.79946 -0.142816 4.78718 0.428448C5.7749 0.99971 6.38282 2.05533 6.38167 3.19719Z" koffice:nodeTypes="ccccccc"/>
            <draw:path draw:style-name="gr9" draw:id="shape33" draw:name="path582" draw:layer="" svg:width="6.38150128000pt" svg:height="6.38159637848pt" draw:transform="matrix(0.25198397000 0.00000000000 0.00000000000 0.25198397000 27.84803664505pt 53.25946073149pt)" svg:viewBox="0 0 6 6" svg:d="M6.3815 3.19079C6.3815 4.95302 4.95296 6.3816 3.19075 6.3816C1.42854 6.3816 0 4.95302 0 3.19079C0 1.42857 1.42854 0 3.19075 0C4.95296 0 6.3815 1.42857 6.3815 3.19079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6:12</dc:date>
    <meta:creation-date>2011-05-22T06:12:07</meta:creation-date>
    <dc:creator>Yue Liu</dc:creator>
  </office:meta>
</office:document-meta>
</file>